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1.89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48.16pt"/>
    </style:style>
    <style:style style:name="co9" style:family="table-column">
      <style:table-column-properties fo:break-before="auto" style:column-width="50.6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96.89pt"/>
    </style:style>
    <style:style style:name="co12" style:family="table-column">
      <style:table-column-properties fo:break-before="auto" style:column-width="12.5pt"/>
    </style:style>
    <style:style style:name="co13" style:family="table-column">
      <style:table-column-properties fo:break-before="auto" style:column-width="42.09pt"/>
    </style:style>
    <style:style style:name="co14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0.06pt solid #b3b3b3" fo:background-color="#99ffff" fo:border-left="0.06pt solid #666666" fo:border-right="0.06pt solid #666666" fo:border-top="0.06pt solid #b3b3b3"/>
    </style:style>
    <style:style style:name="ce6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7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0.06pt solid #b3b3b3" fo:background-color="#99ffff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7" style:family="table-cell" style:parent-style-name="Default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4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99ffff"/>
    </style:style>
    <style:style style:name="ce36" style:family="table-cell" style:parent-style-name="Default" style:data-style-name="N104">
      <style:table-cell-properties fo:border-bottom="0.06pt solid #b3b3b3" fo:background-color="#99ffff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7" style:family="table-cell" style:parent-style-name="Default" style:data-style-name="N104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104">
      <style:table-cell-properties fo:border-bottom="0.06pt solid #b3b3b3" fo:background-color="#e1eefc" fo:border-left="0.06pt solid #666666" fo:border-right="0.06pt solid #666666" fo:border-top="0.06pt solid #b3b3b3"/>
    </style:style>
    <style:style style:name="ce39" style:family="table-cell" style:parent-style-name="Default" style:data-style-name="N104"/>
    <style:style style:name="ce40" style:family="table-cell" style:parent-style-name="Default" style:data-style-name="N124">
      <style:text-properties style:font-name="Liberation Sans" style:font-name-asian="Droid Sans Fallback" style:font-name-complex="FreeSans"/>
    </style:style>
    <style:style style:name="ce41" style:family="table-cell" style:parent-style-name="Default" style:data-style-name="N124"/>
    <style:style style:name="ce42" style:family="table-cell" style:parent-style-name="Default" style:data-style-name="N124">
      <style:table-cell-properties fo:background-color="#99ffff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number-columns-repeated="2" table:default-cell-style-name="ce31"/>
        <table:table-column table:style-name="co11" table:default-cell-style-name="ce31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7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eichelt &amp; Co</text:p>
          </table:table-cell>
          <table:table-cell table:style-name="ce32" office:value-type="string" calcext:value-type="string">
            <text:p>Price/pcs</text:p>
          </table:table-cell>
          <table:table-cell table:style-name="ce32" office:value-type="string" calcext:value-type="string">
            <text:p>Price</text:p>
          </table:table-cell>
          <table:table-cell table:style-name="ce32" office:value-type="string" calcext:value-type="string">
            <text:p>Notes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Bedarf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6" office:value-type="string" calcext:value-type="string">
            <text:p>HV507PG-G-ND </text:p>
          </table:table-cell>
          <table:table-cell table:style-name="ce26"/>
          <table:table-cell table:style-name="ce33" office:value-type="currency" office:currency="USD" office:value="11.19" calcext:value-type="currency">
            <text:p>$11.19</text:p>
          </table:table-cell>
          <table:table-cell table:style-name="ce33" table:formula="of:=([.J6]*[.C6])" office:value-type="currency" office:currency="USD" office:value="22.38" calcext:value-type="currency">
            <text:p>$22.38</text:p>
          </table:table-cell>
          <table:table-cell table:style-name="ce33" office:value-type="string" calcext:value-type="string">
            <text:p>https://www.mouser.com/ProductDetail/Microchip-Technology/HV507PG-G?qs=%2fha2pyFaduiilt7pV6x585DFfFbYPdh6OPgTQrZ8v3jI%2fUpgF1eHfg%3d%3d</text:p>
          </table:table-cell>
          <table:table-cell table:style-name="ce40" office:value-type="currency" office:currency="EUR" office:value="11.35" calcext:value-type="currency">
            <text:p>11.35 €</text:p>
          </table:table-cell>
          <table:table-cell table:style-name="ce41" table:formula="of:=[.M6]*[.C6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6]-[.$Q$2]*[.C6]" office:value-type="float" office:value="-6" calcext:value-type="float">
            <text:p>-6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22" office:value-type="string" calcext:value-type="string">
            <text:p>579-MCP6002T-I/SN</text:p>
          </table:table-cell>
          <table:table-cell table:style-name="ce26"/>
          <table:table-cell table:style-name="ce29" office:value-type="string" calcext:value-type="string">
            <text:p>MCP 6002-I/SN reichelt</text:p>
          </table:table-cell>
          <table:table-cell table:style-name="ce34" office:value-type="currency" office:currency="USD" office:value="0.265" calcext:value-type="currency">
            <text:p>$0.27</text:p>
          </table:table-cell>
          <table:table-cell table:style-name="ce33" table:formula="of:=([.J7]*[.C7])" office:value-type="currency" office:currency="USD" office:value="0.265" calcext:value-type="currency">
            <text:p>$0.27</text:p>
          </table:table-cell>
          <table:table-cell table:style-name="ce34" office:value-type="string" calcext:value-type="string">
            <text:p>https://www.mouser.com/ProductDetail/Microchip-Technology/MCP6002T-I-SN?qs=sGAEpiMZZMtCHixnSjNA6N5WMYiF%252b1miq5rwwJnsnAQ%3d</text:p>
          </table:table-cell>
          <table:table-cell table:style-name="ce41" office:value-type="currency" office:currency="EUR" office:value="0.33" calcext:value-type="currency">
            <text:p>0.33 €</text:p>
          </table:table-cell>
          <table:table-cell table:style-name="ce41" table:formula="of:=[.M7]*[.C7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 table:formula="of:=[.P7]-[.$Q$2]*[.C7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6" table:number-columns-repeated="2"/>
          <table:table-cell table:style-name="ce33" office:value-type="currency" office:currency="USD" office:value="0.646" calcext:value-type="currency">
            <text:p>$0.65</text:p>
          </table:table-cell>
          <table:table-cell table:style-name="ce33" table:formula="of:=([.J8]*[.C8])" office:value-type="currency" office:currency="USD" office:value="0.646" calcext:value-type="currency">
            <text:p>$0.65</text:p>
          </table:table-cell>
          <table:table-cell table:style-name="ce33" office:value-type="string" calcext:value-type="string">
            <text:p>https://www.mouser.com/ProductDetail/Toshiba/TK560P60YRQ?qs=%2fha2pyFaduhbrYGGkh2uHVuV4GHeTIBfH3A73B9Ur06bCqoyhmx57g%3d%3d</text:p>
          </table:table-cell>
          <table:table-cell table:style-name="ce40" office:value-type="currency" office:currency="EUR" office:value="1.02" calcext:value-type="currency">
            <text:p>1.02 €</text:p>
          </table:table-cell>
          <table:table-cell table:style-name="ce41" table:formula="of:=[.M8]*[.C8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8]-[.$Q$2]*[.C8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6"/>
          <table:table-cell table:style-name="ce29" office:value-type="string" calcext:value-type="string">
            <text:p>1379870 farnell</text:p>
          </table:table-cell>
          <table:table-cell table:style-name="ce34" office:value-type="currency" office:currency="USD" office:value="3.23" calcext:value-type="currency">
            <text:p>$3.23</text:p>
          </table:table-cell>
          <table:table-cell table:style-name="ce33" table:formula="of:=([.J9]*[.C9])" office:value-type="currency" office:currency="USD" office:value="3.23" calcext:value-type="currency">
            <text:p>$3.23</text:p>
          </table:table-cell>
          <table:table-cell table:style-name="ce34" office:value-type="string" calcext:value-type="string">
            <text:p>https://www.mouser.com/ProductDetail/Maxim-Integrated/MAX1771CSA%2bT?qs=%2fha2pyFadughqAITL5wNFqEH9vJI499oJL8rS4PGsROb8QfDjkD7QQ%3d%3d</text:p>
          </table:table-cell>
          <table:table-cell table:style-name="ce40" office:value-type="currency" office:currency="EUR" office:value="4.25" calcext:value-type="currency">
            <text:p>4.25 €</text:p>
          </table:table-cell>
          <table:table-cell table:style-name="ce41" table:formula="of:=[.M9]*[.C9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9]-[.$Q$2]*[.C9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0" office:value-type="string" calcext:value-type="string">
            <text:p>U9,U8,U7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6" table:number-columns-repeated="2"/>
          <table:table-cell table:style-name="ce33" office:value-type="currency" office:currency="USD" office:value="1.25" calcext:value-type="currency">
            <text:p>$1.25</text:p>
          </table:table-cell>
          <table:table-cell table:style-name="ce33" table:formula="of:=([.J10]*[.C10])" office:value-type="currency" office:currency="USD" office:value="3.75" calcext:value-type="currency">
            <text:p>$3.75</text:p>
          </table:table-cell>
          <table:table-cell table:style-name="ce33" office:value-type="string" calcext:value-type="string">
            <text:p>https://www.mouser.com/ProductDetail/ON-Semiconductor-Fairchild/HCPL0534R2?qs=sGAEpiMZZMtd3yBnp8bAgBkEHX3sY6VPevhGfgNmg28%3d</text:p>
          </table:table-cell>
          <table:table-cell table:style-name="ce40" office:value-type="currency" office:currency="EUR" office:value="1.71" calcext:value-type="currency">
            <text:p>1.71 €</text:p>
          </table:table-cell>
          <table:table-cell table:style-name="ce41" table:formula="of:=[.M10]*[.C10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10]-[.$Q$2]*[.C1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U12,U11,U10,U13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6" table:number-columns-repeated="2"/>
          <table:table-cell table:style-name="ce33" office:value-type="currency" office:currency="USD" office:value="1.56" calcext:value-type="currency">
            <text:p>$1.56</text:p>
          </table:table-cell>
          <table:table-cell table:style-name="ce33" table:formula="of:=([.J11]*[.C11])" office:value-type="currency" office:currency="USD" office:value="6.24" calcext:value-type="currency">
            <text:p>$6.24</text:p>
          </table:table-cell>
          <table:table-cell table:style-name="ce33" office:value-type="string" calcext:value-type="string">
            <text:p>https://www.mouser.com/ProductDetail/Panasonic-Industrial-Devices/AQY210EHAX?qs=sGAEpiMZZMsUriz2CNI3E%2f2ygIc2faGrymu2hAz4WRs%3d</text:p>
          </table:table-cell>
          <table:table-cell table:style-name="ce40" office:value-type="currency" office:currency="EUR" office:value="3.04" calcext:value-type="currency">
            <text:p>3.04 €</text:p>
          </table:table-cell>
          <table:table-cell table:style-name="ce41" table:formula="of:=[.M11]*[.C11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11]-[.$Q$2]*[.C11]" office:value-type="float" office:value="-4" calcext:value-type="float">
            <text:p>-4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6" table:number-columns-repeated="2"/>
          <table:table-cell table:style-name="ce33" office:value-type="currency" office:currency="USD" office:value="0.352" calcext:value-type="currency">
            <text:p>$0.35</text:p>
          </table:table-cell>
          <table:table-cell table:style-name="ce33" table:formula="of:=([.J12]*[.C12])" office:value-type="currency" office:currency="USD" office:value="0.352" calcext:value-type="currency">
            <text:p>$0.35</text:p>
          </table:table-cell>
          <table:table-cell table:style-name="ce33" office:value-type="string" calcext:value-type="string">
            <text:p>https://www.mouser.com/ProductDetail/Texas-Instruments/TLV1117LV33DCYR?qs=%2fha2pyFaduhBqQL3H3AyG8rR3rxY7cAgbWWZwjALm%252bMiG1DDZCJi1ClZ4U%2fSD6To</text:p>
          </table:table-cell>
          <table:table-cell table:style-name="ce40" office:value-type="currency" office:currency="EUR" office:value="0.54" calcext:value-type="currency">
            <text:p>0.54 €</text:p>
          </table:table-cell>
          <table:table-cell table:style-name="ce41" table:formula="of:=[.M12]*[.C12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12]-[.$Q$2]*[.C12]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6" table:number-columns-repeated="2"/>
          <table:table-cell table:style-name="ce33" office:value-type="currency" office:currency="USD" office:value="0.265" calcext:value-type="currency">
            <text:p>$0.27</text:p>
          </table:table-cell>
          <table:table-cell table:style-name="ce33" table:formula="of:=([.J13]*[.C13])" office:value-type="currency" office:currency="USD" office:value="0.265" calcext:value-type="currency">
            <text:p>$0.27</text:p>
          </table:table-cell>
          <table:table-cell table:style-name="ce33" office:value-type="string" calcext:value-type="string">
            <text:p>https://www.mouser.com/ProductDetail/Diodes-Incorporated/PAM8301AAF?qs=%2fha2pyFadug59lk%252bFcb5ZA0%252bnim2pNDHcPtkoEzAJhNwgbfgnZz2ug%3d%3d</text:p>
          </table:table-cell>
          <table:table-cell table:style-name="ce40" office:value-type="currency" office:currency="EUR" office:value="0.42" calcext:value-type="currency">
            <text:p>0.42 €</text:p>
          </table:table-cell>
          <table:table-cell table:style-name="ce41" table:formula="of:=[.M13]*[.C13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3]-[.$Q$2]*[.C1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6" table:number-columns-repeated="2"/>
          <table:table-cell table:style-name="ce33" office:value-type="currency" office:currency="USD" office:value="2.74" calcext:value-type="currency">
            <text:p>$2.74</text:p>
          </table:table-cell>
          <table:table-cell table:style-name="ce33" table:formula="of:=([.J14]*[.C14])" office:value-type="currency" office:currency="USD" office:value="2.74" calcext:value-type="currency">
            <text:p>$2.74</text:p>
          </table:table-cell>
          <table:table-cell table:style-name="ce33" office:value-type="string" calcext:value-type="string">
            <text:p>https://www.mouser.com/ProductDetail/Microchip-Technology-Atmel/ATSAMD21G18A-AUT?qs=%2fha2pyFadui7qO1APaFKBDcVDVXVReb3%252bzIm5EQhh5Mu3OGv%252bG06tmEUzt5%2fBUsP</text:p>
          </table:table-cell>
          <table:table-cell table:style-name="ce40" office:value-type="currency" office:currency="EUR" office:value="2.8" calcext:value-type="currency">
            <text:p>2.80 €</text:p>
          </table:table-cell>
          <table:table-cell table:style-name="ce41" table:formula="of:=[.M14]*[.C14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14]-[.$Q$2]*[.C14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6" table:number-columns-repeated="2"/>
          <table:table-cell table:style-name="ce33" office:value-type="currency" office:currency="USD" office:value="1.08" calcext:value-type="currency">
            <text:p>$1.08</text:p>
          </table:table-cell>
          <table:table-cell table:style-name="ce33" table:formula="of:=([.J15]*[.C15])" office:value-type="currency" office:currency="USD" office:value="1.08" calcext:value-type="currency">
            <text:p>$1.08</text:p>
          </table:table-cell>
          <table:table-cell table:style-name="ce33" office:value-type="string" calcext:value-type="string">
            <text:p>https://www.mouser.com/ProductDetail/Microchip-Technology/MCP41010T-I-SN?qs=%2fha2pyFadujMOVHUfQ0%252bcVWQko2GIlaLDY9zh2Caju9u5itNTeHPSw%3d%3d</text:p>
          </table:table-cell>
          <table:table-cell table:style-name="ce40" office:value-type="currency" office:currency="EUR" office:value="1.1" calcext:value-type="currency">
            <text:p>1.10 €</text:p>
          </table:table-cell>
          <table:table-cell table:style-name="ce41" table:formula="of:=[.M15]*[.C15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5]-[.$Q$2]*[.C15]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3"/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6" office:value-type="string" calcext:value-type="string">
            <text:p>296-1068-1-ND</text:p>
          </table:table-cell>
          <table:table-cell table:style-name="ce26"/>
          <table:table-cell table:style-name="ce33" office:value-type="currency" office:currency="USD" office:value="0.22" calcext:value-type="currency">
            <text:p>$0.22</text:p>
          </table:table-cell>
          <table:table-cell table:style-name="ce33" table:formula="of:=([.J16]*[.C16])" office:value-type="currency" office:currency="USD" office:value="0.22" calcext:value-type="currency">
            <text:p>$0.22</text:p>
          </table:table-cell>
          <table:table-cell table:style-name="ce33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40" office:value-type="currency" office:currency="EUR" office:value="0.35" calcext:value-type="currency">
            <text:p>0.35 €</text:p>
          </table:table-cell>
          <table:table-cell table:style-name="ce41" table:formula="of:=[.M16]*[.C16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16]-[.$Q$2]*[.C16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9"/>
          <table:table-cell table:style-name="ce33" table:formula="of:=([.J17]*[.C17])" office:value-type="currency" office:currency="USD" office:value="0" calcext:value-type="currency">
            <text:p>$0.00</text:p>
          </table:table-cell>
          <table:table-cell/>
          <table:table-cell table:style-name="ce41"/>
          <table:table-cell table:number-columns-repeated="1011"/>
        </table:table-row>
        <table:table-row table:style-name="ro1">
          <table:table-cell table:style-name="ce3"/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6" office:value-type="string" calcext:value-type="string">
            <text:p>ES2FA R3GCT-ND</text:p>
          </table:table-cell>
          <table:table-cell table:style-name="ce29" office:value-type="string" calcext:value-type="string">
            <text:p>2306320 farnell</text:p>
          </table:table-cell>
          <table:table-cell table:style-name="ce34" office:value-type="currency" office:currency="USD" office:value="0.223" calcext:value-type="currency">
            <text:p>$0.22</text:p>
          </table:table-cell>
          <table:table-cell table:style-name="ce33" table:formula="of:=([.J18]*[.C18])" office:value-type="currency" office:currency="USD" office:value="0.223" calcext:value-type="currency">
            <text:p>$0.22</text:p>
          </table:table-cell>
          <table:table-cell table:style-name="ce34" office:value-type="string" calcext:value-type="string">
            <text:p>https://www.mouser.com/ProductDetail/Taiwan-Semiconductor/ES2F?qs=sGAEpiMZZMtbRapU8LlZD9gf9b3Vmqzi2b%2fJdDvxYvU%3d</text:p>
          </table:table-cell>
          <table:table-cell table:style-name="ce41" office:value-type="currency" office:currency="EUR" office:value="0.07" calcext:value-type="currency">
            <text:p>0.07 €</text:p>
          </table:table-cell>
          <table:table-cell table:style-name="ce41" table:formula="of:=[.M18]*[.C18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8]-[.$Q$2]*[.C18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6"/>
          <table:table-cell table:style-name="ce29" office:value-type="string" calcext:value-type="string">
            <text:p>1N 4148 WS farnell</text:p>
          </table:table-cell>
          <table:table-cell table:style-name="ce34" office:value-type="currency" office:currency="USD" office:value="0.054" calcext:value-type="currency">
            <text:p>$0.05</text:p>
          </table:table-cell>
          <table:table-cell table:style-name="ce33" table:formula="of:=([.J19]*[.C19])" office:value-type="currency" office:currency="USD" office:value="0.108" calcext:value-type="currency">
            <text:p>$0.11</text:p>
          </table:table-cell>
          <table:table-cell table:style-name="ce34" office:value-type="string" calcext:value-type="string">
            <text:p>https://www.mouser.com/ProductDetail/ON-Semiconductor-Fairchild/1N4148WS?qs=%2fha2pyFadugUatyoICGt8kgPqU5a9TP%2fX4f%252bxuZJvE3AMoTupc8KUQ%3d%3d</text:p>
          </table:table-cell>
          <table:table-cell table:style-name="ce41" office:value-type="currency" office:currency="EUR" office:value="0.04" calcext:value-type="currency">
            <text:p>0.04 €</text:p>
          </table:table-cell>
          <table:table-cell table:style-name="ce41" table:formula="of:=[.M19]*[.C19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19]-[.$Q$2]*[.C19]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22" office:value-type="string" calcext:value-type="string">
            <text:p>859-LTST-C190TBKT</text:p>
          </table:table-cell>
          <table:table-cell table:style-name="ce26"/>
          <table:table-cell table:style-name="ce26" office:value-type="string" calcext:value-type="string">
            <text:p>SMD-LED 0805 BL</text:p>
          </table:table-cell>
          <table:table-cell table:style-name="ce33" office:value-type="currency" office:currency="USD" office:value="0.127" calcext:value-type="currency">
            <text:p>$0.13</text:p>
          </table:table-cell>
          <table:table-cell table:style-name="ce33" table:formula="of:=([.J20]*[.C20])" office:value-type="currency" office:currency="USD" office:value="0.127" calcext:value-type="currency">
            <text:p>$0.13</text:p>
          </table:table-cell>
          <table:table-cell table:style-name="ce33" office:value-type="string" calcext:value-type="string">
            <text:p>https://www.mouser.com/ProductDetail/Lite-On/LTST-C190TBKT?qs=%2fha2pyFadui2fuz%252bskZlfzJj9vIOEcCPigNVuuSNanPcKuIIX2NkGg%3d%3d</text:p>
          </table:table-cell>
          <table:table-cell table:style-name="ce40" office:value-type="currency" office:currency="EUR" office:value="0.07" calcext:value-type="currency">
            <text:p>0.07 €</text:p>
          </table:table-cell>
          <table:table-cell table:style-name="ce41" table:formula="of:=[.M20]*[.C20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0]-[.$Q$2]*[.C20]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6"/>
          <table:table-cell table:style-name="ce26" office:value-type="string" calcext:value-type="string">
            <text:p>SMD-LED 0805 GN</text:p>
          </table:table-cell>
          <table:table-cell table:style-name="ce33" office:value-type="currency" office:currency="USD" office:value="0.061" calcext:value-type="currency">
            <text:p>$0.06</text:p>
          </table:table-cell>
          <table:table-cell table:style-name="ce33" table:formula="of:=([.J21]*[.C21])" office:value-type="currency" office:currency="USD" office:value="0.061" calcext:value-type="currency">
            <text:p>$0.06</text:p>
          </table:table-cell>
          <table:table-cell table:style-name="ce33" office:value-type="string" calcext:value-type="string">
            <text:p>https://www.mouser.com/ProductDetail/Lite-On/LTST-C190KGKT?qs=%2fha2pyFadui2fuz%252bskZlf%2f5ILj%2fXq6HOw9rTsdAGx0s7hCb36CNH%2fg%3d%3d</text:p>
          </table:table-cell>
          <table:table-cell table:style-name="ce40" office:value-type="currency" office:currency="EUR" office:value="0.07" calcext:value-type="currency">
            <text:p>0.07 €</text:p>
          </table:table-cell>
          <table:table-cell table:style-name="ce41" table:formula="of:=[.M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1]-[.$Q$2]*[.C21]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6"/>
          <table:table-cell table:style-name="ce26" office:value-type="string" calcext:value-type="string">
            <text:p>SMD-LED 0805 RT</text:p>
          </table:table-cell>
          <table:table-cell table:style-name="ce33" office:value-type="currency" office:currency="USD" office:value="0.061" calcext:value-type="currency">
            <text:p>$0.06</text:p>
          </table:table-cell>
          <table:table-cell table:style-name="ce33" table:formula="of:=([.J22]*[.C22])" office:value-type="currency" office:currency="USD" office:value="0.061" calcext:value-type="currency">
            <text:p>$0.06</text:p>
          </table:table-cell>
          <table:table-cell table:style-name="ce33" office:value-type="string" calcext:value-type="string">
            <text:p>https://www.mouser.com/ProductDetail/Lite-On/LTST-C190KRKT?qs=%2fha2pyFadui2fuz%252bskZlf%252blCgU7kpjPQMl%252bdEtin3smGR4DNgW9F3w%3d%3d</text:p>
          </table:table-cell>
          <table:table-cell table:style-name="ce40" office:value-type="currency" office:currency="EUR" office:value="1.07" calcext:value-type="currency">
            <text:p>1.07 €</text:p>
          </table:table-cell>
          <table:table-cell table:style-name="ce41" table:formula="of:=[.M22]*[.C22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2]-[.$Q$2]*[.C22]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4"/>
          <table:table-cell table:number-columns-repeated="9"/>
          <table:table-cell table:style-name="ce33" table:formula="of:=([.J23]*[.C23])" office:value-type="currency" office:currency="USD" office:value="0" calcext:value-type="currency">
            <text:p>$0.00</text:p>
          </table:table-cell>
          <table:table-cell/>
          <table:table-cell table:style-name="ce41"/>
          <table:table-cell table:number-columns-repeated="1011"/>
        </table:table-row>
        <table:table-row table:style-name="ro1">
          <table:table-cell table:style-name="ce3"/>
          <table:table-cell table:style-name="ce4" office:value-type="string" calcext:value-type="string">
            <text:p>C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6" office:value-type="string" calcext:value-type="string">
            <text:p>NOT RATED </text:p>
          </table:table-cell>
          <table:table-cell table:style-name="ce29" office:value-type="string" calcext:value-type="string">
            <text:p>1462445, farnell</text:p>
          </table:table-cell>
          <table:table-cell table:style-name="ce34" office:value-type="currency" office:currency="USD" office:value="0.552" calcext:value-type="currency">
            <text:p>$0.55</text:p>
          </table:table-cell>
          <table:table-cell table:style-name="ce33" table:formula="of:=([.J24]*[.C24])" office:value-type="currency" office:currency="USD" office:value="0.552" calcext:value-type="currency">
            <text:p>$0.55</text:p>
          </table:table-cell>
          <table:table-cell table:style-name="ce34" office:value-type="string" calcext:value-type="string">
            <text:p>https://www.mouser.com/ProductDetail/AVX/TPSD107K016R0125?qs=sGAEpiMZZMuEN2agSAc2pqveSFvydLQ7ik6YjlyIzQo%3d</text:p>
          </table:table-cell>
          <table:table-cell table:style-name="ce41" office:value-type="currency" office:currency="EUR" office:value="1.3" calcext:value-type="currency">
            <text:p>1.30 €</text:p>
          </table:table-cell>
          <table:table-cell table:style-name="ce41" table:formula="of:=[.M24]*[.C24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24]-[.$Q$2]*[.C24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10" office:value-type="string" calcext:value-type="string">
            <text:p>C2,C3,C12,C13,C14,C22,C26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22" office:value-type="string" calcext:value-type="string">
            <text:p>603-CC805KRX7R8BB104 </text:p>
          </table:table-cell>
          <table:table-cell table:style-name="ce26" table:number-columns-repeated="2"/>
          <table:table-cell table:style-name="ce33" office:value-type="currency" office:currency="USD" office:value="0.012" calcext:value-type="currency">
            <text:p>$0.01</text:p>
          </table:table-cell>
          <table:table-cell table:style-name="ce33" table:formula="of:=([.J25]*[.C25])" office:value-type="currency" office:currency="USD" office:value="0.084" calcext:value-type="currency">
            <text:p>$0.08</text:p>
          </table:table-cell>
          <table:table-cell table:style-name="ce33" office:value-type="string" calcext:value-type="string">
            <text:p>https://www.mouser.com/ProductDetail/Yageo/CC0805KRX7R8BB104?qs=%2fha2pyFaduhNpscxq1stiyxlH6LERdb%252bj3t9sDOHFH58jQS5VLx81Q6ClMs92jES</text:p>
          </table:table-cell>
          <table:table-cell table:style-name="ce41" office:value-type="currency" office:currency="EUR" office:value="0.08" calcext:value-type="currency">
            <text:p>0.08 €</text:p>
          </table:table-cell>
          <table:table-cell table:style-name="ce41" table:formula="of:=[.M25]*[.C25]" office:value-type="currency" office:currency="EUR" office:value="0.56" calcext:value-type="currency">
            <text:p>0.56 €</text:p>
          </table:table-cell>
          <table:table-cell/>
          <table:table-cell office:value-type="string" calcext:value-type="string">
            <text:p>lager</text:p>
          </table:table-cell>
          <table:table-cell table:formula="of:=[.P25]-[.$Q$2]*[.C2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1005"/>
        </table:table-row>
        <table:table-row table:style-name="ro4">
          <table:table-cell table:style-name="ce3"/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6" office:value-type="float" office:value="2326355" calcext:value-type="float">
            <text:p>2326355</text:p>
          </table:table-cell>
          <table:table-cell table:style-name="ce26"/>
          <table:table-cell table:style-name="ce33" office:value-type="currency" office:currency="USD" office:value="0.38" calcext:value-type="currency">
            <text:p>$0.38</text:p>
          </table:table-cell>
          <table:table-cell table:style-name="ce33" table:formula="of:=([.J26]*[.C26])" office:value-type="currency" office:currency="USD" office:value="0.76" calcext:value-type="currency">
            <text:p>$0.76</text:p>
          </table:table-cell>
          <table:table-cell table:style-name="ce33" office:value-type="string" calcext:value-type="string">
            <text:p>https://www.mouser.com/ProductDetail/Nichicon/ULR2G4R7MNL1GS?qs=%2fha2pyFaduiWEDzDIJW78sebkAo051m9xqKL6bcA5EK3kPALEmIV%252bDXuCwIRUcVc</text:p>
          </table:table-cell>
          <table:table-cell table:style-name="ce41" office:value-type="currency" office:currency="EUR" office:value="1.4" calcext:value-type="currency">
            <text:p>1.40 €</text:p>
          </table:table-cell>
          <table:table-cell table:style-name="ce41" table:formula="of:=[.M26]*[.C26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26]-[.$Q$2]*[.C26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C21,C5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6" office:value-type="float" office:value="9302948" calcext:value-type="float">
            <text:p>9302948</text:p>
          </table:table-cell>
          <table:table-cell table:style-name="ce26"/>
          <table:table-cell table:style-name="ce33" office:value-type="currency" office:currency="USD" office:value="0.403" calcext:value-type="currency">
            <text:p>$0.40</text:p>
          </table:table-cell>
          <table:table-cell table:style-name="ce33" table:formula="of:=([.J27]*[.C27])" office:value-type="currency" office:currency="USD" office:value="0.806" calcext:value-type="currency">
            <text:p>$0.81</text:p>
          </table:table-cell>
          <table:table-cell table:style-name="ce33" office:value-type="string" calcext:value-type="string">
            <text:p>https://www.mouser.com/ProductDetail/AVX/TPSB226K016R0600?qs=%2fha2pyFaduhzkeLGMiqwBULW4vz9ben0WOo8WyjfYperxlysWEu%252bvQ%3d%3d</text:p>
          </table:table-cell>
          <table:table-cell table:style-name="ce41" office:value-type="currency" office:currency="EUR" office:value="0.71" calcext:value-type="currency">
            <text:p>0.71 €</text:p>
          </table:table-cell>
          <table:table-cell table:style-name="ce41" table:formula="of:=[.M27]*[.C27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7]-[.$Q$2]*[.C27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1006"/>
        </table:table-row>
        <table:table-row table:style-name="ro4">
          <table:table-cell table:style-name="ce3"/>
          <table:table-cell table:style-name="ce4" office:value-type="string" calcext:value-type="string">
            <text:p>C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22" office:value-type="string" calcext:value-type="string">
            <text:p>80-C1808V104KBR</text:p>
            <text:p> /720-1063-1-ND / 667-ECW-U4103V17</text:p>
          </table:table-cell>
          <table:table-cell table:style-name="ce26" table:number-columns-repeated="2"/>
          <table:table-cell table:style-name="ce33" office:value-type="currency" office:currency="USD" office:value="0.52" calcext:value-type="currency">
            <text:p>$0.52</text:p>
          </table:table-cell>
          <table:table-cell table:style-name="ce33" table:formula="of:=([.J28]*[.C28])" office:value-type="currency" office:currency="USD" office:value="0.52" calcext:value-type="currency">
            <text:p>$0.52</text:p>
          </table:table-cell>
          <table:table-cell table:style-name="ce33" office:value-type="string" calcext:value-type="string">
            <text:p>https://www.mouser.com/ProductDetail/Panasonic/ECW-U4103V17?qs=%2fha2pyFadujK%252bdvILcjJFNUuo542fIpgLYGCgATU%252bgEv3fPmktds0g%3d%3d</text:p>
          </table:table-cell>
          <table:table-cell table:style-name="ce41" office:value-type="currency" office:currency="EUR" office:value="1.5" calcext:value-type="currency">
            <text:p>1.50 €</text:p>
          </table:table-cell>
          <table:table-cell table:style-name="ce41" table:formula="of:=[.M28]*[.C28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28]-[.$Q$2]*[.C28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6"/>
          <table:table-cell table:style-name="ce29" office:value-type="string" calcext:value-type="string">
            <text:p>X7R-G0805 1,0/25, reichelt</text:p>
          </table:table-cell>
          <table:table-cell table:style-name="ce34" office:value-type="currency" office:currency="USD" office:value="0.019" calcext:value-type="currency">
            <text:p>$0.02</text:p>
          </table:table-cell>
          <table:table-cell table:style-name="ce33" table:formula="of:=([.J29]*[.C29])" office:value-type="currency" office:currency="USD" office:value="0.152" calcext:value-type="currency">
            <text:p>$0.15</text:p>
          </table:table-cell>
          <table:table-cell table:style-name="ce34" office:value-type="string" calcext:value-type="string">
            <text:p>https://www.mouser.com/ProductDetail/Yageo/CC0805KKX7R7BB105?qs=%2fha2pyFaduhNpscxq1sti7eNQddDYzA8cHa4aGMOnC371yeY8xlbeLR9zJvH6BDH</text:p>
          </table:table-cell>
          <table:table-cell table:style-name="ce41" office:value-type="currency" office:currency="EUR" office:value="0.05" calcext:value-type="currency">
            <text:p>0.05 €</text:p>
          </table:table-cell>
          <table:table-cell table:style-name="ce41" table:formula="of:=[.M29]*[.C29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P29]-[.$Q$2]*[.C29]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6"/>
          <table:table-cell table:style-name="ce29" office:value-type="string" calcext:value-type="string">
            <text:p>X7R-G0805 2,2/25, reichelt</text:p>
          </table:table-cell>
          <table:table-cell table:style-name="ce34" office:value-type="currency" office:currency="USD" office:value="0.106" calcext:value-type="currency">
            <text:p>$0.11</text:p>
          </table:table-cell>
          <table:table-cell table:style-name="ce33" table:formula="of:=([.J30]*[.C30])" office:value-type="currency" office:currency="USD" office:value="0.212" calcext:value-type="currency">
            <text:p>$0.21</text:p>
          </table:table-cell>
          <table:table-cell table:style-name="ce34" office:value-type="string" calcext:value-type="string">
            <text:p>https://www.mouser.com/ProductDetail/Yageo/CC0805KKX7R7BB225?qs=%2fha2pyFaduhNpscxq1sti7eNQddDYzA8DXtRHluasr09RU0%2fspXyf8qVZXkKCbzs</text:p>
          </table:table-cell>
          <table:table-cell table:style-name="ce41" office:value-type="currency" office:currency="EUR" office:value="0.1" calcext:value-type="currency">
            <text:p>0.10 €</text:p>
          </table:table-cell>
          <table:table-cell table:style-name="ce41" table:formula="of:=[.M30]*[.C30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30]-[.$Q$2]*[.C30]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C17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pF</text:p>
          </table:table-cell>
          <table:table-cell table:style-name="ce5" office:value-type="string" calcext:value-type="string">
            <text:p>C_0805</text:p>
          </table:table-cell>
          <table:table-cell table:style-name="ce5" office:value-type="string" calcext:value-type="string">
            <text:p>reichelt</text:p>
          </table:table-cell>
          <table:table-cell table:style-name="ce5"/>
          <table:table-cell table:style-name="ce27" office:value-type="string" calcext:value-type="string">
            <text:p>NPO-G0805 1,0P</text:p>
          </table:table-cell>
          <table:table-cell table:style-name="ce27"/>
          <table:table-cell table:style-name="ce35"/>
          <table:table-cell table:style-name="ce36" table:formula="of:=([.J31]*[.C31])" office:value-type="currency" office:currency="USD" office:value="0" calcext:value-type="currency">
            <text:p>$0.00</text:p>
          </table:table-cell>
          <table:table-cell table:style-name="ce35" office:value-type="string" calcext:value-type="string">
            <text:p>https://www.mouser.com/ProductDetail/Vishay-Vitramon/VJ0805A1R0BXJPW1BC?qs=sGAEpiMZZMvsSlwiRhF8qsy6D4RIz3svoKzMepI1nhU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table:formula="of:=[.P31]-[.$Q$2]*[.C31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33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6" table:number-columns-repeated="2"/>
          <table:table-cell table:style-name="ce33" office:value-type="currency" office:currency="USD" office:value="0.19" calcext:value-type="currency">
            <text:p>$0.19</text:p>
          </table:table-cell>
          <table:table-cell table:style-name="ce33" table:formula="of:=([.J32]*[.C32])" office:value-type="currency" office:currency="USD" office:value="0.19" calcext:value-type="currency">
            <text:p>$0.19</text:p>
          </table:table-cell>
          <table:table-cell table:style-name="ce33" office:value-type="string" calcext:value-type="string">
            <text:p>https://www.mouser.com/ProductDetail/Panasonic/EEE-FK1V330P?qs=%2fha2pyFadug8Pl57h5%252bWR3dETc0%2fDJSLrwbNojbuu5rC3ATT0XvGSQ%3d%3d</text:p>
          </table:table-cell>
          <table:table-cell table:style-name="ce41" office:value-type="currency" office:currency="EUR" office:value="0.2" calcext:value-type="currency">
            <text:p>0.20 €</text:p>
          </table:table-cell>
          <table:table-cell table:number-columns-repeated="3"/>
          <table:table-cell table:formula="of:=[.P32]-[.$Q$2]*[.C32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C23,C25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22pF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table:formula="of:=([.J33]*[.C3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Wurth-Electronics/885012007053?qs=sGAEpiMZZMvsSlwiRhF8qunkWFWGyo%252bv3%252bpV7GDbdebU83vNMZQY2w%3d%3d</text:p>
          </table:table-cell>
          <table:table-cell table:style-name="ce42"/>
          <table:table-cell table:style-name="ce35" table:number-columns-repeated="3"/>
          <table:table-cell table:style-name="ce35" table:formula="of:=[.P33]-[.$Q$2]*[.C33]" office:value-type="float" office:value="-6" calcext:value-type="float">
            <text:p>-6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C28,C29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3.3nF ?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table:formula="of:=([.J34]*[.C34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Wurth-Electronics/885012207089?qs=sGAEpiMZZMvsSlwiRhF8qunkWFWGyo%252bvYrUA9kaR6I7d%2fGkH1Jri0w%3d%3d</text:p>
          </table:table-cell>
          <table:table-cell table:style-name="ce42"/>
          <table:table-cell table:style-name="ce35" table:number-columns-repeated="3"/>
          <table:table-cell table:style-name="ce35" table:formula="of:=[.P34]-[.$Q$2]*[.C34]" office:value-type="float" office:value="-6" calcext:value-type="float">
            <text:p>-6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C31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220nF ?</text:p>
          </table:table-cell>
          <table:table-cell table:style-name="ce5" office:value-type="string" calcext:value-type="string">
            <text:p>C_0805</text:p>
          </table:table-cell>
          <table:table-cell table:style-name="ce5" table:number-columns-repeated="2"/>
          <table:table-cell table:style-name="ce27" table:number-columns-repeated="2"/>
          <table:table-cell table:style-name="ce36"/>
          <table:table-cell table:style-name="ce36" office:value-type="currency" office:currency="USD" office:value="0.082" calcext:value-type="currency">
            <text:p>$0.08</text:p>
          </table:table-cell>
          <table:table-cell table:style-name="ce36" office:value-type="string" calcext:value-type="string">
            <text:p>https://www.mouser.com/ProductDetail/Vishay-Vitramon/VJ0805Y224KXJMT?qs=sGAEpiMZZMvsSlwiRhF8qoAcdcuZAPLuIsduce21wlY%3d</text:p>
          </table:table-cell>
          <table:table-cell table:style-name="ce42"/>
          <table:table-cell table:style-name="ce35" table:number-columns-repeated="3"/>
          <table:table-cell table:style-name="ce35" table:formula="of:=[.P35]-[.$Q$2]*[.C35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C32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22uF, 50V</text:p>
          </table:table-cell>
          <table:table-cell table:style-name="ce11" office:value-type="string" calcext:value-type="string">
            <text:p>C_1913</text:p>
          </table:table-cell>
          <table:table-cell table:style-name="ce5" office:value-type="string" calcext:value-type="string">
            <text:p>PCB says 100uF,35V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36]*[.C36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TDK/C4532X5R0J107M280KA?qs=sGAEpiMZZMvsSlwiRhF8qsDt8B2LujiHSIrY2LMFPxg%3d</text:p>
          </table:table-cell>
          <table:table-cell table:style-name="ce42"/>
          <table:table-cell table:style-name="ce35" table:number-columns-repeated="3"/>
          <table:table-cell table:style-name="ce35" table:formula="of:=[.P36]-[.$Q$2]*[.C36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4">
          <table:table-cell table:style-name="ce5"/>
          <table:table-cell table:style-name="ce5" office:value-type="string" calcext:value-type="string">
            <text:p>L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00uH</text:p>
          </table:table-cell>
          <table:table-cell table:style-name="ce5" office:value-type="string" calcext:value-type="string">
            <text:p>Inductor_10x9.8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SRN1060-101M</text:p>
          </table:table-cell>
          <table:table-cell table:style-name="ce27" office:value-type="string" calcext:value-type="string">
            <text:p>SRN1060-101MTR-ND</text:p>
          </table:table-cell>
          <table:table-cell table:style-name="ce27"/>
          <table:table-cell table:style-name="ce36"/>
          <table:table-cell table:style-name="ce36" table:formula="of:=([.J37]*[.C37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SRN1060-101M?qs=%2fha2pyFaduiMvhCeyYSZjUvw%2fClIxDUUOGRozzs0ZLDr%2fniOnAioIA%3d%3d</text:p>
          </table:table-cell>
          <table:table-cell table:style-name="ce42" office:value-type="currency" office:currency="EUR" office:value="0.481" calcext:value-type="currency">
            <text:p>0.48 €</text:p>
          </table:table-cell>
          <table:table-cell table:style-name="ce42" table:formula="of:=[.M37]*[.C37]" office:value-type="currency" office:currency="EUR" office:value="0.481" calcext:value-type="currency">
            <text:p>0.48 €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formula="of:=[.P37]-[.$Q$2]*[.C37]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string" calcext:value-type="string">
            <text:p>V3</text:p>
          </table:table-cell>
          <table:table-cell table:style-name="ce35" office:value-type="string" calcext:value-type="string">
            <text:p>150uH 1A 20 % 12.95x9.4mm SMD </text:p>
            <text:p>871-B82476A1154M</text:p>
          </table:table-cell>
          <table:table-cell table:style-name="ce35" table:number-columns-repeated="3"/>
          <table:table-cell table:style-name="ce35" office:value-type="string" calcext:value-type="string">
            <text:p>B82464G4683M</text:p>
          </table:table-cell>
          <table:table-cell table:style-name="ce35" table:number-columns-repeated="999"/>
        </table:table-row>
        <table:table-row table:style-name="ro1">
          <table:table-cell table:style-name="ce5"/>
          <table:table-cell table:style-name="ce5" office:value-type="string" calcext:value-type="string">
            <text:p>R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8k / 6.8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38]*[.C38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JW-682ELF?qs=sGAEpiMZZMvdGkrng054t%252bRNGJdg958R%252bB%2fXH%2fi4niY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38]*[.C38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P38]-[.$Q$2]*[.C38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6"/>
          <table:table-cell table:style-name="ce29" office:value-type="string" calcext:value-type="string">
            <text:p>9236058, farnell</text:p>
          </table:table-cell>
          <table:table-cell table:style-name="ce34" office:value-type="currency" office:currency="USD" office:value="0.132" calcext:value-type="currency">
            <text:p>$0.13</text:p>
          </table:table-cell>
          <table:table-cell table:style-name="ce33" table:formula="of:=([.J39]*[.C39])" office:value-type="currency" office:currency="USD" office:value="0.132" calcext:value-type="currency">
            <text:p>$0.13</text:p>
          </table:table-cell>
          <table:table-cell table:style-name="ce34" office:value-type="string" calcext:value-type="string">
            <text:p>https://www.mouser.com/ProductDetail/Panasonic/ERJ-1TYJ155U?qs=%2fha2pyFadujWqMGonbcVXV4PVeJfEZM5cAGCFNZBQnNi%2fT8WItWeFA%3d%3d</text:p>
          </table:table-cell>
          <table:table-cell table:style-name="ce41" office:value-type="currency" office:currency="EUR" office:value="0.44" calcext:value-type="currency">
            <text:p>0.44 €</text:p>
          </table:table-cell>
          <table:table-cell table:style-name="ce41" table:formula="of:=[.M39]*[.C39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39]-[.$Q$2]*[.C39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R3,R9</text:p>
          </table:table-cell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39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0]*[.C40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FX-3903ELF?qs=sGAEpiMZZMvdGkrng054t%252bRNGJdg958RFgSVYIFYn3M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0]*[.C40]" office:value-type="currency" office:currency="EUR" office:value="0.16" calcext:value-type="currency">
            <text:p>0.16 €</text:p>
          </table:table-cell>
          <table:table-cell table:style-name="ce35" table:number-columns-repeated="2"/>
          <table:table-cell table:style-name="ce35" table:formula="of:=[.P40]-[.$Q$2]*[.C40]" office:value-type="float" office:value="-6" calcext:value-type="float">
            <text:p>-6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R1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47k ?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1]*[.C41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Vishay/CRCW080547K0FKEAC?qs=sGAEpiMZZMvdGkrng054t0DrEhLhGh8gUgaxOQtvYvv91DEGwPYUUg%3d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1]*[.C41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P41]-[.$Q$2]*[.C41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R4,R6,R8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390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2]*[.C42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Bourns/CR0805-JW-391ELF?qs=sGAEpiMZZMvdGkrng054t%252bRNGJdg958R1mWd3KBj4Go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2]*[.C42]" office:value-type="currency" office:currency="EUR" office:value="0.24" calcext:value-type="currency">
            <text:p>0.24 €</text:p>
          </table:table-cell>
          <table:table-cell table:style-name="ce35" table:number-columns-repeated="2"/>
          <table:table-cell table:style-name="ce35" table:formula="of:=[.P42]-[.$Q$2]*[.C42]" office:value-type="float" office:value="-9" calcext:value-type="float">
            <text:p>-9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R5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3]*[.C43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KL?qs=sGAEpiMZZMvdGkrng054t%252bZQNaZdkHZDBz%2ftvpoOo38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3]*[.C43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P43]-[.$Q$2]*[.C43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R18,R19,R20,R21,R22,R30,R44,R1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4]*[.C44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KL?qs=sGAEpiMZZMvdGkrng054t%252bZQNaZdkHZDBz%2ftvpoOo38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4]*[.C44]" office:value-type="currency" office:currency="EUR" office:value="0.64" calcext:value-type="currency">
            <text:p>0.64 €</text:p>
          </table:table-cell>
          <table:table-cell table:style-name="ce35" table:number-columns-repeated="2"/>
          <table:table-cell table:style-name="ce35" table:formula="of:=[.P44]-[.$Q$2]*[.C44]" office:value-type="float" office:value="-24" calcext:value-type="float">
            <text:p>-24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R31</text:p>
          </table:table-cell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15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5]*[.C45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<text:a xlink:href="https://www.mouser.com/ProductDetail/Yageo/RC0805FR-0715KL?qs=sGAEpiMZZMvdGkrng054t8Tx25L%252bvTaRswY3pUJW6tA%3D" xlink:type="simple">https://www.mouser.com/ProductDetail/Yageo/RC0805FR-0715KL?qs=sGAEpiMZZMvdGkrng054t8Tx25L%252bvTaRswY3pUJW6tA%3d</text:a>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5]*[.C45]" office:value-type="currency" office:currency="EUR" office:value="0.08" calcext:value-type="currency">
            <text:p>0.08 €</text:p>
          </table:table-cell>
          <table:table-cell table:style-name="ce35" table:number-columns-repeated="2"/>
          <table:table-cell table:style-name="ce35" table:formula="of:=[.P45]-[.$Q$2]*[.C45]" office:value-type="float" office:value="-3" calcext:value-type="float">
            <text:p>-3</text:p>
          </table:table-cell>
          <table:table-cell table:style-name="ce35" table:number-columns-repeated="1007"/>
        </table:table-row>
        <table:table-row table:style-name="ro4">
          <table:table-cell table:style-name="ce6"/>
          <table:table-cell table:style-name="ce12" office:value-type="string" calcext:value-type="string">
            <text:p>RSENSE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0R10</text:p>
          </table:table-cell>
          <table:table-cell table:style-name="ce12" office:value-type="string" calcext:value-type="string">
            <text:p>R_2010</text:p>
          </table:table-cell>
          <table:table-cell table:style-name="ce12"/>
          <table:table-cell table:style-name="ce12" office:value-type="string" calcext:value-type="string">
            <text:p/>
            <text:p>652-CRL2010JWR100ELF</text:p>
          </table:table-cell>
          <table:table-cell table:style-name="ce28"/>
          <table:table-cell table:style-name="ce30" office:value-type="string" calcext:value-type="string">
            <text:p>1100050, farnell</text:p>
          </table:table-cell>
          <table:table-cell table:style-name="ce37" office:value-type="currency" office:currency="USD" office:value="0.127" calcext:value-type="currency">
            <text:p>$0.13</text:p>
          </table:table-cell>
          <table:table-cell table:style-name="ce33" table:formula="of:=([.J46]*[.C46])" office:value-type="currency" office:currency="USD" office:value="0.127" calcext:value-type="currency">
            <text:p>$0.13</text:p>
          </table:table-cell>
          <table:table-cell table:style-name="ce37" office:value-type="string" calcext:value-type="string">
            <text:p>https://www.mouser.com/ProductDetail/Bourns/CRL2010-JW-R100ELF?qs=%2fha2pyFadujunMmihJEDcWM4l540Tg4BKfe02xii%252bQiF3VNnWUEiC1eI8rSpDxwZ</text:p>
          </table:table-cell>
          <table:table-cell table:style-name="ce41" office:value-type="currency" office:currency="EUR" office:value="0.77" calcext:value-type="currency">
            <text:p>0.77 €</text:p>
          </table:table-cell>
          <table:table-cell table:style-name="ce41" table:formula="of:=[.M46]*[.C46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46]-[.$Q$2]*[.C4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R33,R35,R38,R39,R42,R43</text:p>
          </table:table-cell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7]*[.C47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2K2L?qs=sGAEpiMZZMvdGkrng054t8Tx25L%252bvTaR4oGhUtzMQ54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7]*[.C47]" office:value-type="currency" office:currency="EUR" office:value="0.48" calcext:value-type="currency">
            <text:p>0.48 €</text:p>
          </table:table-cell>
          <table:table-cell table:style-name="ce35" table:number-columns-repeated="2"/>
          <table:table-cell table:style-name="ce35" table:formula="of:=[.P47]-[.$Q$2]*[.C47]" office:value-type="float" office:value="-18" calcext:value-type="float">
            <text:p>-18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11" office:value-type="string" calcext:value-type="string">
            <text:p>R32,R45,R48,R49,R51,R41,R34,R36,R37,R4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_0805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8]*[.C48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220RL?qs=sGAEpiMZZMvdGkrng054t8Tx25L%252bvTaRoYK32%252buAIxE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8]*[.C48]" office:value-type="currency" office:currency="EUR" office:value="0.8" calcext:value-type="currency">
            <text:p>0.80 €</text:p>
          </table:table-cell>
          <table:table-cell table:style-name="ce35" table:number-columns-repeated="2"/>
          <table:table-cell table:style-name="ce35" table:formula="of:=[.P48]-[.$Q$2]*[.C48]" office:value-type="float" office:value="-30" calcext:value-type="float">
            <text:p>-30</text:p>
          </table:table-cell>
          <table:table-cell table:style-name="ce3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R17,R16,R15,R7</text:p>
          </table:table-cell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R_0805_HeatPad</text:p>
          </table:table-cell>
          <table:table-cell table:style-name="ce5" office:value-type="string" calcext:value-type="string">
            <text:p>stock</text:p>
          </table:table-cell>
          <table:table-cell table:style-name="ce5"/>
          <table:table-cell table:style-name="ce27" table:number-columns-repeated="2"/>
          <table:table-cell table:style-name="ce36"/>
          <table:table-cell table:style-name="ce36" table:formula="of:=([.J49]*[.C49])" office:value-type="currency" office:currency="USD" office:value="0" calcext:value-type="currency">
            <text:p>$0.00</text:p>
          </table:table-cell>
          <table:table-cell table:style-name="ce36" office:value-type="string" calcext:value-type="string">
            <text:p>https://www.mouser.com/ProductDetail/Yageo/RC0805JR-0710RL?qs=sGAEpiMZZMvdGkrng054t8Tx25L%252bvTaRJDQT74R6cZU%3d</text:p>
          </table:table-cell>
          <table:table-cell table:style-name="ce42" office:value-type="currency" office:currency="EUR" office:value="0.08" calcext:value-type="currency">
            <text:p>0.08 €</text:p>
          </table:table-cell>
          <table:table-cell table:style-name="ce42" table:formula="of:=[.M49]*[.C49]" office:value-type="currency" office:currency="EUR" office:value="0.32" calcext:value-type="currency">
            <text:p>0.32 €</text:p>
          </table:table-cell>
          <table:table-cell table:style-name="ce35" table:number-columns-repeated="2"/>
          <table:table-cell table:style-name="ce35" table:formula="of:=[.P49]-[.$Q$2]*[.C49]" office:value-type="float" office:value="-12" calcext:value-type="float">
            <text:p>-12</text:p>
          </table:table-cell>
          <table:table-cell table:style-name="ce35"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6" office:value-type="string" calcext:value-type="string">
            <text:p>EG4561-ND ? </text:p>
          </table:table-cell>
          <table:table-cell table:style-name="ce29" office:value-type="string" calcext:value-type="string">
            <text:p>1435776 farnell</text:p>
          </table:table-cell>
          <table:table-cell table:style-name="ce34" office:value-type="currency" office:currency="USD" office:value="2.11" calcext:value-type="currency">
            <text:p>$2.11</text:p>
          </table:table-cell>
          <table:table-cell table:style-name="ce33" table:formula="of:=([.J50]*[.C50])" office:value-type="currency" office:currency="USD" office:value="2.11" calcext:value-type="currency">
            <text:p>$2.11</text:p>
          </table:table-cell>
          <table:table-cell table:style-name="ce34" office:value-type="string" calcext:value-type="string">
            <text:p>https://www.mouser.com/ProductDetail/E-Switch/JS5208?qs=sGAEpiMZZMsFLoxuNbFfpUsU3AOHqZt7e%2fjKUvEjAlY%3d</text:p>
          </table:table-cell>
          <table:table-cell table:style-name="ce41" office:value-type="currency" office:currency="EUR" office:value="3.55" calcext:value-type="currency">
            <text:p>3.55 €</text:p>
          </table:table-cell>
          <table:table-cell table:style-name="ce41" table:formula="of:=[.M50]*[.C50]" office:value-type="currency" office:currency="EUR" office:value="3.55" calcext:value-type="currency">
            <text:p>3.55 €</text:p>
          </table:table-cell>
          <table:table-cell table:number-columns-repeated="2"/>
          <table:table-cell table:formula="of:=[.P50]-[.$Q$2]*[.C50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SW1,SW2, SW3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6"/>
          <table:table-cell table:style-name="ce26" office:value-type="string" calcext:value-type="string">
            <text:p>TASTER 9314, reichelt</text:p>
          </table:table-cell>
          <table:table-cell table:style-name="ce33" office:value-type="currency" office:currency="USD" office:value="0.213" calcext:value-type="currency">
            <text:p>$0.21</text:p>
          </table:table-cell>
          <table:table-cell table:style-name="ce33" table:formula="of:=([.J51]*[.C51])" office:value-type="currency" office:currency="USD" office:value="0.639" calcext:value-type="currency">
            <text:p>$0.64</text:p>
          </table:table-cell>
          <table:table-cell table:style-name="ce33" office:value-type="string" calcext:value-type="string">
            <text:p>https://www.mouser.com/ProductDetail/TE-Connectivity-Alcoswitch/1571527-2?qs=%2fha2pyFadui2HzHiT1GcjNN1kAhWo4MqeKkIboq5Zoq63c06Q7rywg%3d%3d</text:p>
          </table:table-cell>
          <table:table-cell table:style-name="ce41" office:value-type="currency" office:currency="EUR" office:value="0.2" calcext:value-type="currency">
            <text:p>0.20 €</text:p>
          </table:table-cell>
          <table:table-cell table:style-name="ce41" table:formula="of:=[.M51]*[.C51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51]-[.$Q$2]*[.C5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6"/>
          <table:table-cell table:style-name="ce26" office:value-type="string" calcext:value-type="string">
            <text:p>SS 25136 NH, reichelt</text:p>
          </table:table-cell>
          <table:table-cell table:style-name="ce33" office:value-type="currency" office:currency="USD" office:value="2.96" calcext:value-type="currency">
            <text:p>$2.96</text:p>
          </table:table-cell>
          <table:table-cell table:style-name="ce33" table:formula="of:=([.J52]*[.C52])" office:value-type="currency" office:currency="USD" office:value="2.96" calcext:value-type="currency">
            <text:p>$2.96</text:p>
          </table:table-cell>
          <table:table-cell table:style-name="ce33" office:value-type="string" calcext:value-type="string">
            <text:p>https://www.mouser.com/ProductDetail/Apem/25136NLDH?qs=sGAEpiMZZMtHXLepoqNyVbSn%252bdUOyDBAR2iujSX3mkY%3d</text:p>
          </table:table-cell>
          <table:table-cell table:style-name="ce41" office:value-type="currency" office:currency="EUR" office:value="1.94" calcext:value-type="currency">
            <text:p>1.94 €</text:p>
          </table:table-cell>
          <table:table-cell table:style-name="ce41" table:formula="of:=[.M52]*[.C52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52]-[.$Q$2]*[.C52]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table:style-name="ce3"/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2.54</text:p>
          </table:table-cell>
          <table:table-cell table:style-name="ce10" office:value-type="string" calcext:value-type="string">
            <text:p>Pin_Header_Straight_2x03_Pitch2.54mm_SMD</text:p>
          </table:table-cell>
          <table:table-cell table:style-name="ce4"/>
          <table:table-cell table:style-name="ce4" office:value-type="string" calcext:value-type="string">
            <text:p>649-95278-101-06LF</text:p>
            <text:p>855-M20-8760342</text:p>
          </table:table-cell>
          <table:table-cell table:style-name="ce26" table:number-columns-repeated="2"/>
          <table:table-cell table:style-name="ce33" office:value-type="currency" office:currency="USD" office:value="3.58" calcext:value-type="currency">
            <text:p>$3.58</text:p>
          </table:table-cell>
          <table:table-cell table:style-name="ce33" table:formula="of:=([.J53]*[.C53])" office:value-type="currency" office:currency="USD" office:value="3.58" calcext:value-type="currency">
            <text:p>$3.58</text:p>
          </table:table-cell>
          <table:table-cell table:style-name="ce33" office:value-type="string" calcext:value-type="string">
            <text:p>https://www.mouser.com/ProductDetail/Amphenol-FCI/95278-101-06LF?qs=%2fha2pyFaduiCRukte8wAup6qZcQ6cibRPUnbtpjrq5yVVxcCknLrAg%3d%3d</text:p>
          </table:table-cell>
          <table:table-cell table:style-name="ce41" office:value-type="currency" office:currency="EUR" office:value="0.92" calcext:value-type="currency">
            <text:p>0.92 €</text:p>
          </table:table-cell>
          <table:table-cell table:style-name="ce41" table:formula="of:=[.M53]*[.C53]" office:value-type="currency" office:currency="EUR" office:value="0.92" calcext:value-type="currency">
            <text:p>0.92 €</text:p>
          </table:table-cell>
          <table:table-cell table:number-columns-repeated="2"/>
          <table:table-cell table:formula="of:=[.P53]-[.$Q$2]*[.C53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38" office:value-type="currency" office:currency="USD" office:value="0.58" calcext:value-type="currency">
            <text:p>$0.58</text:p>
          </table:table-cell>
          <table:table-cell table:style-name="ce33" table:formula="of:=([.J54]*[.C54])" office:value-type="currency" office:currency="USD" office:value="0.58" calcext:value-type="currency">
            <text:p>$0.58</text:p>
          </table:table-cell>
          <table:table-cell table:style-name="ce38" office:value-type="string" calcext:value-type="string">
            <text:p>https://www.mouser.com/ProductDetail/Amphenol-FCI/20021121-00010C4LF?qs=%2fha2pyFaduj%2f%2f76OVR9AZepK%252b78iOt5KJYp4znF5D%2focpk5HXosh%2fpZnz1hjSQrN</text:p>
          </table:table-cell>
          <table:table-cell table:style-name="ce41" office:value-type="currency" office:currency="EUR" office:value="0.56" calcext:value-type="currency">
            <text:p>0.56 €</text:p>
          </table:table-cell>
          <table:table-cell table:style-name="ce41" table:formula="of:=[.M54]*[.C54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54]-[.$Q$2]*[.C54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J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_Micro-B_FCI</text:p>
          </table:table-cell>
          <table:table-cell table:style-name="ce4" office:value-type="string" calcext:value-type="string">
            <text:p>SMD USB_Micro-B_FCI</text:p>
          </table:table-cell>
          <table:table-cell table:style-name="ce4"/>
          <table:table-cell table:style-name="ce4" office:value-type="string" calcext:value-type="string">
            <text:p>649-10118192-0001LF</text:p>
          </table:table-cell>
          <table:table-cell table:style-name="ce4" table:number-columns-repeated="2"/>
          <table:table-cell table:style-name="ce38" office:value-type="currency" office:currency="USD" office:value="0.292" calcext:value-type="currency">
            <text:p>$0.29</text:p>
          </table:table-cell>
          <table:table-cell table:style-name="ce33" table:formula="of:=([.J55]*[.C55])" office:value-type="currency" office:currency="USD" office:value="0.292" calcext:value-type="currency">
            <text:p>$0.29</text:p>
          </table:table-cell>
          <table:table-cell table:style-name="ce38" office:value-type="string" calcext:value-type="string">
            <text:p>https://www.mouser.com/ProductDetail/Amphenol-FCI/10118192-0001LF?qs=%2fha2pyFadujDPxnCBbVdvzyS9GffMnNCCiEJ%252bkLaPLOHmo4eJtReNa8XVWvEtwKs</text:p>
          </table:table-cell>
          <table:table-cell office:value-type="float" office:value="0.37" calcext:value-type="float">
            <text:p>0.37</text:p>
          </table:table-cell>
          <table:table-cell table:style-name="ce41" table:formula="of:=[.M55]*[.C55]" office:value-type="currency" office:currency="EUR" office:value="0.37" calcext:value-type="currency">
            <text:p>0.37 €</text:p>
          </table:table-cell>
          <table:table-cell table:number-columns-repeated="2"/>
          <table:table-cell table:formula="of:=[.P55]-[.$Q$2]*[.C55]" office:value-type="float" office:value="-3" calcext:value-type="float">
            <text:p>-3</text:p>
          </table:table-cell>
          <table:table-cell table:number-columns-repeated="1007"/>
        </table:table-row>
        <table:table-row table:style-name="ro4">
          <table:table-cell table:style-name="ce3"/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</text:p>
            <text:p>649-SFV30R-2STE9HLF (top)</text:p>
          </table:table-cell>
          <table:table-cell table:style-name="ce29" office:value-type="float" office:value="0.643" calcext:value-type="float">
            <text:p>0.643</text:p>
          </table:table-cell>
          <table:table-cell table:style-name="ce29" office:value-type="string" calcext:value-type="string">
            <text:p>https://www.mouser.com/ProductDetail/Amphenol-FCI/SFV30R-1STE1HLF?qs=%2fha2pyFadui7%2fIRVJoBQQ8%2f9AdPsWn4uDs7Ql5t9xtqlkuH8pPhD7YLv0Ga%252bGrVA</text:p>
          </table:table-cell>
          <table:table-cell table:style-name="ce34" office:value-type="currency" office:currency="USD" office:value="0.631" calcext:value-type="currency">
            <text:p>$0.63</text:p>
          </table:table-cell>
          <table:table-cell table:style-name="ce33" table:formula="of:=([.J56]*[.C56])" office:value-type="currency" office:currency="USD" office:value="0.631" calcext:value-type="currency">
            <text:p>$0.63</text:p>
          </table:table-cell>
          <table:table-cell table:style-name="ce34" office:value-type="string" calcext:value-type="string">
            <text:p>https://www.mouser.com/ProductDetail/Amphenol-FCI/SFV30R-2STE9HLF?qs=%2fha2pyFadui7%2fIRVJoBQQwThSopAt9ZWhn7Db0ozxJT8NDGe7IuDb%252bFEAdcou2qG</text:p>
          </table:table-cell>
          <table:table-cell table:style-name="ce41" office:value-type="currency" office:currency="EUR" office:value="0.645" calcext:value-type="currency">
            <text:p>0.65 €</text:p>
          </table:table-cell>
          <table:table-cell table:style-name="ce41" table:formula="of:=[.M56]*[.C56]" office:value-type="currency" office:currency="EUR" office:value="0.645" calcext:value-type="currency">
            <text:p>0.65 €</text:p>
          </table:table-cell>
          <table:table-cell table:number-columns-repeated="2"/>
          <table:table-cell table:formula="of:=[.P56]-[.$Q$2]*[.C56]" office:value-type="float" office:value="-3" calcext:value-type="float">
            <text:p>-3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9" table:number-columns-repeated="2"/>
          <table:table-cell table:style-name="ce34" office:value-type="currency" office:currency="USD" office:value="0.195" calcext:value-type="currency">
            <text:p>$0.20</text:p>
          </table:table-cell>
          <table:table-cell table:style-name="ce33" table:formula="of:=([.J57]*[.C57])" office:value-type="currency" office:currency="USD" office:value="0.195" calcext:value-type="currency">
            <text:p>$0.20</text:p>
          </table:table-cell>
          <table:table-cell table:style-name="ce34" office:value-type="string" calcext:value-type="string">
            <text:p>https://www.mouser.com/ProductDetail/IQD/LFXTAL009678Reel?qs=%2fha2pyFadujp3rxyGfnqiUjbnZwepf7DTUsJcfvyeMqJMk63cBu0mpDAFNC6aG85</text:p>
          </table:table-cell>
          <table:table-cell table:style-name="ce41" office:value-type="currency" office:currency="EUR" office:value="0.221" calcext:value-type="currency">
            <text:p>0.22 €</text:p>
          </table:table-cell>
          <table:table-cell table:style-name="ce41" table:formula="of:=[.M57]*[.C57]" office:value-type="currency" office:currency="EUR" office:value="0.221" calcext:value-type="currency">
            <text:p>0.22 €</text:p>
          </table:table-cell>
          <table:table-cell table:number-columns-repeated="2"/>
          <table:table-cell table:formula="of:=[.P57]-[.$Q$2]*[.C57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6"/>
          <table:table-cell table:style-name="ce29" office:value-type="string" calcext:value-type="string">
            <text:p>DI 18MM, reichelt</text:p>
          </table:table-cell>
          <table:table-cell table:style-name="ce34"/>
          <table:table-cell table:style-name="ce33" table:formula="of:=([.J58]*[.C58])" office:value-type="currency" office:currency="USD" office:value="0" calcext:value-type="currency">
            <text:p>$0.00</text:p>
          </table:table-cell>
          <table:table-cell table:style-name="ce34"/>
          <table:table-cell table:style-name="ce41" office:value-type="currency" office:currency="EUR" office:value="0.14" calcext:value-type="currency">
            <text:p>0.14 €</text:p>
          </table:table-cell>
          <table:table-cell table:style-name="ce41" table:formula="of:=[.M58]*[.C58]" office:value-type="currency" office:currency="EUR" office:value="0.56" calcext:value-type="currency">
            <text:p>0.56 €</text:p>
          </table:table-cell>
          <table:table-cell table:number-columns-repeated="2"/>
          <table:table-cell table:formula="of:=[.P58]-[.$Q$2]*[.C58]" office:value-type="float" office:value="-12" calcext:value-type="float">
            <text:p>-12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59]*[.C59])" office:value-type="currency" office:currency="USD" office:value="0" calcext:value-type="currency">
            <text:p>$0.00</text:p>
          </table:table-cell>
          <table:table-cell table:style-name="ce33"/>
          <table:table-cell table:style-name="ce41" office:value-type="currency" office:currency="EUR" office:value="1.25" calcext:value-type="currency">
            <text:p>1.25 €</text:p>
          </table:table-cell>
          <table:table-cell table:style-name="ce41" table:formula="of:=[.M59]*[.C59]" office:value-type="currency" office:currency="EUR" office:value="1.25" calcext:value-type="currency">
            <text:p>1.25 €</text:p>
          </table:table-cell>
          <table:table-cell table:number-columns-repeated="2"/>
          <table:table-cell table:formula="of:=[.P59]-[.$Q$2]*[.C59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3" table:formula="of:=([.J60]*[.C60])" office:value-type="currency" office:currency="USD" office:value="0" calcext:value-type="currency">
            <text:p>$0.00</text:p>
          </table:table-cell>
          <table:table-cell table:style-name="ce39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6" table:number-columns-repeated="2"/>
          <table:table-cell table:style-name="ce33" office:value-type="currency" office:currency="USD" office:value="3.25" calcext:value-type="currency">
            <text:p>$3.25</text:p>
          </table:table-cell>
          <table:table-cell table:style-name="ce33" table:formula="of:=([.J61]*[.C61])" office:value-type="currency" office:currency="USD" office:value="3.25" calcext:value-type="currency">
            <text:p>$3.25</text:p>
          </table:table-cell>
          <table:table-cell table:style-name="ce33" office:value-type="string" calcext:value-type="string">
            <text:p>https://www.buydisplay.com/default/128x64-oled-i2c-0-96-display-white-color-connector-fpc-ssd1306</text:p>
          </table:table-cell>
          <table:table-cell table:style-name="ce41" office:value-type="currency" office:currency="EUR" office:value="5" calcext:value-type="currency">
            <text:p>5.00 €</text:p>
          </table:table-cell>
          <table:table-cell table:style-name="ce41" table:formula="of:=[.M61]*[.C61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P61]-[.$Q$2]*[.C61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62]*[.C62])" office:value-type="currency" office:currency="USD" office:value="0" calcext:value-type="currency">
            <text:p>$0.00</text:p>
          </table:table-cell>
          <table:table-cell table:style-name="ce33"/>
          <table:table-cell table:style-name="ce41" office:value-type="currency" office:currency="EUR" office:value="11" calcext:value-type="currency">
            <text:p>11.00 €</text:p>
          </table:table-cell>
          <table:table-cell table:style-name="ce41" table:formula="of:=[.M62]*[.C62]" office:value-type="currency" office:currency="EUR" office:value="11" calcext:value-type="currency">
            <text:p>11.00 €</text:p>
          </table:table-cell>
          <table:table-cell table:number-columns-repeated="2"/>
          <table:table-cell table:formula="of:=[.P62]-[.$Q$2]*[.C62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6" table:number-columns-repeated="2"/>
          <table:table-cell table:style-name="ce33"/>
          <table:table-cell table:style-name="ce33" table:formula="of:=([.J63]*[.C63])" office:value-type="currency" office:currency="USD" office:value="0" calcext:value-type="currency">
            <text:p>$0.00</text:p>
          </table:table-cell>
          <table:table-cell table:style-name="ce33"/>
          <table:table-cell table:style-name="ce41" office:value-type="currency" office:currency="EUR" office:value="2" calcext:value-type="currency">
            <text:p>2.00 €</text:p>
          </table:table-cell>
          <table:table-cell table:style-name="ce41" table:formula="of:=[.M63]*[.C63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P63]-[.$Q$2]*[.C63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3" table:formula="of:=([.J64]*[.C64])" office:value-type="currency" office:currency="USD" office:value="0" calcext:value-type="currency">
            <text:p>$0.00</text:p>
          </table:table-cell>
          <table:table-cell table:style-name="ce39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6" table:number-columns-repeated="2"/>
          <table:table-cell table:style-name="ce33"/>
          <table:table-cell table:style-name="ce33" table:formula="of:=([.J65]*[.C65])" office:value-type="currency" office:currency="USD" office:value="0" calcext:value-type="currency">
            <text:p>$0.00</text:p>
          </table:table-cell>
          <table:table-cell table:style-name="ce33"/>
          <table:table-cell table:style-name="ce41" office:value-type="currency" office:currency="EUR" office:value="2" calcext:value-type="currency">
            <text:p>2.00 €</text:p>
          </table:table-cell>
          <table:table-cell table:style-name="ce41" table:formula="of:=[.M65]*[.C65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P65]-[.$Q$2]*[.C65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6" table:number-columns-repeated="2"/>
          <table:table-cell table:style-name="ce33"/>
          <table:table-cell table:style-name="ce33" table:formula="of:=([.J66]*[.C66])" office:value-type="currency" office:currency="USD" office:value="0" calcext:value-type="currency">
            <text:p>$0.00</text:p>
          </table:table-cell>
          <table:table-cell table:style-name="ce33"/>
          <table:table-cell table:style-name="ce41" office:value-type="currency" office:currency="EUR" office:value="5" calcext:value-type="currency">
            <text:p>5.00 €</text:p>
          </table:table-cell>
          <table:table-cell table:style-name="ce41" table:formula="of:=[.M66]*[.C66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P66]-[.$Q$2]*[.C66]" office:value-type="float" office:value="-3" calcext:value-type="float">
            <text:p>-3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4" office:value-type="string" calcext:value-type="string">
            <text:p>P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easurement_Point_Croki</text:p>
          </table:table-cell>
          <table:table-cell table:style-name="ce4" table:number-columns-repeated="5"/>
          <table:table-cell table:style-name="ce38"/>
          <table:table-cell table:style-name="ce33" table:formula="of:=([.J67]*[.C67])" office:value-type="currency" office:currency="USD" office:value="0" calcext:value-type="currency">
            <text:p>$0.00</text:p>
          </table:table-cell>
          <table:table-cell table:style-name="ce38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/>
          <table:table-cell table:style-name="ce39" table:formula="of:=SUM([.K5:.K67])" office:value-type="currency" office:currency="USD" office:value="59.602" calcext:value-type="currency">
            <text:p>$59.60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9" table:number-columns-repeated="3"/>
          <table:table-cell/>
          <table:table-cell table:formula="of:=SUM([.N6:.N67])" office:value-type="float" office:value="100.607" calcext:value-type="float">
            <text:p>100.60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ed Shipping</text:p>
          </table:table-cell>
          <table:table-cell table:number-columns-repeated="11"/>
          <table:table-cell table:style-name="ce41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4:Sheet1.F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0:42:37.2254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4:39:39.808307000</dc:date>
    <meta:generator>LibreOffice/4.4.7.2$MacOSX_X86_64 LibreOffice_project/f3153a8b245191196a4b6b9abd1d0da16eead600</meta:generator>
    <meta:editing-duration>PT13H21M32S</meta:editing-duration>
    <meta:editing-cycles>90</meta:editing-cycles>
    <meta:document-statistic meta:table-count="1" meta:cell-count="701" meta:object-count="0"/>
  </office:meta>
</office:document-meta>
</file>